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Trebuchet MS" svg:font-family="'Trebuchet MS'" style:font-pitch="variable"/>
    <style:font-face style:name="ae_AlArabiya" svg:font-family="ae_AlArabiya" style:font-pitch="variable"/>
    <style:font-face style:name="ae_Electron" svg:font-family="ae_Electro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e_Electron" fo:font-size="54pt" fo:font-weight="bold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e_Electron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e_Electron" fo:font-size="26pt" fo:font-style="normal" style:text-underline-style="none" style:font-size-asian="26pt" style:font-style-asian="normal" style:font-size-complex="26pt" style:font-style-complex="normal"/>
    </style:style>
    <style:style style:name="P4" style:family="paragraph" style:parent-style-name="Standard">
      <style:paragraph-properties fo:text-align="end" style:justify-single-word="false"/>
      <style:text-properties style:font-name="ae_AlArabiya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break-before="page"/>
      <style:text-properties style:font-name="Trebuchet MS" fo:font-size="14pt" style:font-size-asian="14pt" style:font-size-complex="14pt"/>
    </style:style>
    <style:style style:name="P6" style:family="paragraph" style:parent-style-name="Standard">
      <style:text-properties style:font-name="Trebuchet MS"/>
    </style:style>
    <style:style style:name="P7" style:family="paragraph" style:parent-style-name="Preformatted_20_Text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 style:list-style-name="L1">
      <style:text-properties style:font-name="Trebuchet MS"/>
    </style:style>
    <style:style style:name="P10" style:family="paragraph" style:parent-style-name="Preformatted_20_Text">
      <style:text-properties style:font-name="Trebuchet MS"/>
    </style:style>
    <style:style style:name="P11" style:family="paragraph" style:parent-style-name="Preformatted_20_Text">
      <style:text-properties fo:font-size="9pt" style:font-size-asian="9pt" style:font-size-complex="9pt"/>
    </style:style>
    <style:style style:name="P12" style:family="paragraph" style:parent-style-name="Preformatted_20_Text">
      <style:text-properties style:font-name="Trebuchet MS" fo:font-size="9pt" style:font-size-asian="9pt" style:font-size-complex="9pt"/>
    </style:style>
    <style:style style:name="P13" style:family="paragraph" style:parent-style-name="Preformatted_20_Text">
      <style:paragraph-properties fo:margin-top="0cm" fo:margin-bottom="0cm"/>
      <style:text-properties style:font-name="Courier New" fo:font-size="9pt" style:font-name-asian="Courier New" style:font-size-asian="9pt" style:font-name-complex="Courier New" style:font-size-complex="9pt"/>
    </style:style>
    <text:list-style style:name="L1">
      <text:list-level-style-number text:level="1" text:style-name="Numbering_20_Symbols" style:num-suffix=")" style:num-format="1" text:start-value="3">
        <style:list-level-properties text:space-before="0.026cm" text:min-label-width="0.635cm"/>
      </text:list-level-style-number>
      <text:list-level-style-number text:level="2" style:num-suffix="." style:num-format="1">
        <style:list-level-properties text:space-before="0.661cm" text:min-label-width="0.635cm"/>
      </text:list-level-style-number>
      <text:list-level-style-number text:level="3" style:num-suffix="." style:num-format="1">
        <style:list-level-properties text:space-before="1.296cm" text:min-label-width="0.635cm"/>
      </text:list-level-style-number>
      <text:list-level-style-number text:level="4" style:num-suffix="." style:num-format="1">
        <style:list-level-properties text:space-before="1.931cm" text:min-label-width="0.635cm"/>
      </text:list-level-style-number>
      <text:list-level-style-number text:level="5" style:num-suffix="." style:num-format="1">
        <style:list-level-properties text:space-before="2.566cm" text:min-label-width="0.635cm"/>
      </text:list-level-style-number>
      <text:list-level-style-number text:level="6" style:num-suffix="." style:num-format="1">
        <style:list-level-properties text:space-before="3.201cm" text:min-label-width="0.635cm"/>
      </text:list-level-style-number>
      <text:list-level-style-number text:level="7" style:num-suffix="." style:num-format="1">
        <style:list-level-properties text:space-before="3.836cm" text:min-label-width="0.635cm"/>
      </text:list-level-style-number>
      <text:list-level-style-number text:level="8" style:num-suffix="." style:num-format="1">
        <style:list-level-properties text:space-before="4.471cm" text:min-label-width="0.635cm"/>
      </text:list-level-style-number>
      <text:list-level-style-number text:level="9" style:num-suffix="." style:num-format="1">
        <style:list-level-properties text:space-before="5.106cm" text:min-label-width="0.635cm"/>
      </text:list-level-style-number>
      <text:list-level-style-number text:level="10" style:num-suffix="." style:num-format="1">
        <style:list-level-properties text:space-before="5.741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gramación en C/C+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oja de problemas 2 : </text:p>
      <text:p text:style-name="P3">“Tipos de datos derivados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David Rozas Domingo</text:p>
      <text:p text:style-name="P4">I.T.I.Sistemas</text:p>
      <text:p text:style-name="P5">Responda a las siguientes preguntas :</text:p>
      <text:p text:style-name="P6"/>
      <text:p text:style-name="P6">1) ¿Qué valores toman las variables n1 y n2 tras ejecutar el siguiente fragmento de código?</text:p>
      <text:p text:style-name="P7"><text:tab/>.....</text:p>
      <text:p text:style-name="P7"><text:tab/>float n1 = 10;</text:p>
      <text:p text:style-name="P7"><text:tab/>float n2 = 5;</text:p>
      <text:p text:style-name="P7"><text:tab/>float *p, *q;</text:p>
      <text:p text:style-name="P7"><text:tab/>.....</text:p>
      <text:p text:style-name="P7"><text:tab/>p = &amp;n1;</text:p>
      <text:p text:style-name="P7"><text:tab/>q = &amp;n2;</text:p>
      <text:p text:style-name="P7"><text:tab/>*q = *p + *q;</text:p>
      <text:p text:style-name="P7"><text:tab/>.....</text:p>
      <text:p text:style-name="P7"/>
      <text:p text:style-name="P7"><text:tab/>Apuntamos a ambas variables. La ultima sentencia suma el valor apuntado</text:p>
      <text:p text:style-name="P7"><text:tab/>por p (10) a n2. Seria equivalente a hacer n2=n1+n2</text:p>
      <text:p text:style-name="P7"><text:tab/>El valor de n1 es 10, y el de n2 es 15.</text:p>
      <text:p text:style-name="P7"/>
      <text:p text:style-name="P6">2) Dadas las siguientes definiciones de variables:</text:p>
      <text:p text:style-name="Preformatted_20_Text"><text:tab/>int x;</text:p>
      <text:p text:style-name="Preformatted_20_Text"><text:tab/>int *p1;</text:p>
      <text:p text:style-name="Preformatted_20_Text"><text:tab/>int **p2;</text:p>
      <text:p text:style-name="Preformatted_20_Text"/>
      <text:p text:style-name="P6">¿Cuál de las siguientes sentencias permite que x tome el valor 4 de forma correcta?</text:p>
      <text:p text:style-name="Preformatted_20_Text"/>
      <text:p text:style-name="Preformatted_20_Text"><text:tab/>/*sentencia a* : La asignacion del puntero es incompatible*/</text:p>
      <text:p text:style-name="Preformatted_20_Text"><text:tab/>p1 = &amp;p2;</text:p>
      <text:p text:style-name="Preformatted_20_Text"><text:tab/>*p2 = &amp;x;</text:p>
      <text:p text:style-name="Preformatted_20_Text"><text:tab/>*p1 = 4;</text:p>
      <text:p text:style-name="Preformatted_20_Text"/>
      <text:p text:style-name="Preformatted_20_Text"><text:tab/></text:p>
      <text:p text:style-name="Preformatted_20_Text"><text:tab/>/*sentencia b : La asignacion del puntero es incompatible: crea un puntero <text:tab/>hacia un entero sin conversion*/</text:p>
      <text:p text:style-name="Preformatted_20_Text"><text:tab/>p2 = &amp;x;</text:p>
      <text:p text:style-name="Preformatted_20_Text"><text:tab/>*p2=4;</text:p>
      <text:p text:style-name="Preformatted_20_Text"/>
      <text:p text:style-name="Preformatted_20_Text"><text:tab/></text:p>
      <text:p text:style-name="Preformatted_20_Text"><text:tab/> /*sentencia c*/</text:p>
      <text:p text:style-name="Preformatted_20_Text"><text:tab/> p2 = p1;/*asignacion a un tipo de puntero incompatible*/</text:p>
      <text:p text:style-name="Preformatted_20_Text"><text:tab/> p1 = &amp;x;</text:p>
      <text:p text:style-name="Preformatted_20_Text"><text:tab/> *p2 = 4;/*crea un puntero hacia un entero sin conversion*/</text:p>
      <text:p text:style-name="Preformatted_20_Text"><text:tab/></text:p>
      <text:p text:style-name="Preformatted_20_Text"><text:tab/></text:p>
      <text:p text:style-name="Preformatted_20_Text"><text:tab/> /*sentencia d*/</text:p>
      <text:p text:style-name="Preformatted_20_Text"><text:tab/> p2 = &amp;p1;/*Apuntamos a la direccion de memoria del puntero p1*/</text:p>
      <text:p text:style-name="Preformatted_20_Text"><text:tab/> p1 = &amp;x;/*Apuntamos a la direccion de memoria de x*/</text:p>
      <text:p text:style-name="Preformatted_20_Text"><text:tab/> **p2 = 4;/*Accedemos al valor, del valor del puntero*/</text:p>
      <text:p text:style-name="Preformatted_20_Text"><text:tab/></text:p>
      <text:p text:style-name="P6">Por tanto, la sentencia correcta es la d.</text:p>
      <text:p text:style-name="P6"/>
      <text:p text:style-name="P8"/>
      <text:list text:style-name="L1">
        <text:list-item>
          <text:p text:style-name="P9">Dado el siguiente programa escrito en C, explicar razonadamente que hace.</text:p>
        </text:list-item>
      </text:list>
      <text:p text:style-name="Preformatted_20_Text"/>
      <text:p text:style-name="Preformatted_20_Text"/>
      <text:p text:style-name="Preformatted_20_Text">#include &lt;stdio.h&gt;</text:p>
      <text:p text:style-name="Preformatted_20_Text">#include &lt;stdlib.h&gt;</text:p>
      <text:p text:style-name="Preformatted_20_Text"/>
      <text:p text:style-name="Preformatted_20_Text"/>
      <text:p text:style-name="Preformatted_20_Text">int main(void)</text:p>
      <text:p text:style-name="P10">{</text:p>
      <text:p text:style-name="Preformatted_20_Text"><text:tab/>int **p;</text:p>
      <text:p text:style-name="Preformatted_20_Text"><text:tab/>int n, m , i;</text:p>
      <text:p text:style-name="Preformatted_20_Text"><text:tab/></text:p>
      <text:p text:style-name="Preformatted_20_Text"><text:tab/>/*Pide al usuario un numero mayor que 0*/</text:p>
      <text:p text:style-name="Preformatted_20_Text"><text:tab/>do</text:p>
      <text:p text:style-name="Preformatted_20_Text"><text:tab/>{</text:p>
      <text:p text:style-name="Preformatted_20_Text"><text:tab/><text:tab/>printf("Valor de n : \n");</text:p>
      <text:p text:style-name="Preformatted_20_Text"><text:tab/><text:tab/>scanf("%d", &amp;n);</text:p>
      <text:p text:style-name="Preformatted_20_Text"><text:tab/>}while(n&lt;=0);</text:p>
      <text:p text:style-name="Preformatted_20_Text"><text:tab/></text:p>
      <text:p text:style-name="Preformatted_20_Text"><text:tab/></text:p>
      <text:p text:style-name="Preformatted_20_Text"><text:tab/>/*Reservamos memoria para n punteros a enteros*/</text:p>
      <text:p text:style-name="Preformatted_20_Text"><text:tab/>p = (int**)malloc(n*sizeof(int*));</text:p>
      <text:p text:style-name="Preformatted_20_Text"><text:tab/></text:p>
      <text:p text:style-name="Preformatted_20_Text"><text:tab/>/*Para cada puntero a entero*/</text:p>
      <text:p text:style-name="Preformatted_20_Text"><text:tab/>for(i=0; i&lt;n; i++)</text:p>
      <text:p text:style-name="Preformatted_20_Text"><text:tab/>{</text:p>
      <text:p text:style-name="Preformatted_20_Text"><text:tab/><text:tab/>/*Pedimos un numero de elementos*/</text:p>
      <text:p text:style-name="Preformatted_20_Text"><text:tab/><text:tab/>int j;</text:p>
      <text:p text:style-name="Preformatted_20_Text"><text:tab/><text:tab/>printf("Numero de elementos de la componente %d", i+1);</text:p>
      <text:p text:style-name="Preformatted_20_Text"><text:tab/><text:tab/>scanf("%d", &amp;m);</text:p>
      <text:p text:style-name="Preformatted_20_Text"><text:tab/><text:tab/></text:p>
      <text:p text:style-name="Preformatted_20_Text"><text:tab/><text:tab/>/*Y reservamos memoria para m enteros*/</text:p>
      <text:p text:style-name="Preformatted_20_Text"><text:tab/><text:tab/>p[i] = (int *)malloc(m*sizeof(int));</text:p>
      <text:p text:style-name="Preformatted_20_Text"><text:tab/><text:tab/>/*Y a continuacion pedimos dichos valores*/</text:p>
      <text:p text:style-name="Preformatted_20_Text"><text:tab/><text:tab/>for (j=0; j&lt;m; j++)</text:p>
      <text:p text:style-name="Preformatted_20_Text"><text:tab/><text:tab/><text:tab/>scanf("%d", &amp;p[i][j]);<text:tab/></text:p>
      <text:p text:style-name="Preformatted_20_Text"><text:tab/>}</text:p>
      <text:p text:style-name="Preformatted_20_Text"/>
      <text:p text:style-name="Preformatted_20_Text"><text:tab/></text:p>
      <text:p text:style-name="Preformatted_20_Text"><text:tab/>return 1;</text:p>
      <text:p text:style-name="P10">}<text:tab/></text:p>
      <text:p text:style-name="P10"/>
      <text:p text:style-name="P6">Como se va indicando a través de los comentarios que se han agregado, el objetivo del programa es crear una matriz dinámica de valores enteros,solicitando su tamaño y sus valores al usuario.</text:p>
      <text:p text:style-name="P5">Desarrolle programas en C para los siguientes problemas propuestos.</text:p>
      <text:p text:style-name="Preformatted_20_Text"/>
      <text:p text:style-name="P6">Nota 1 : El compilador gcc da una advertencia indicando que main debe devolver algo. Por ello en todos los programas main devuelve un int (0 en caso de ejecución correcta).</text:p>
      <text:p text:style-name="P6"/>
      <text:p text:style-name="P6">Nota 2 : La librería &lt;math.h&gt; me ha dado problemas en el ejercicio 9 (no he podido usar la función sqrt). Por ello se prescindió de ella, pero se indica como sería su cálculo exacto, en un comentario.</text:p>
      <text:p text:style-name="P6"/>
      <text:p text:style-name="P6">4)</text:p>
      <text:p text:style-name="P6"/>
      <text:p text:style-name="P11">/*************************************************************</text:p>
      <text:p text:style-name="P11"><text:tab/>Asignatura : Programacion en C/C++</text:p>
      <text:p text:style-name="P11"><text:tab/>Practica : Hoja de problemas 2</text:p>
      <text:p text:style-name="P11"><text:tab/>Autor : David Rozas Domingo</text:p>
      <text:p text:style-name="P11">*************************************************************/</text:p>
      <text:p text:style-name="P11"/>
      <text:p text:style-name="P11">/* Descripcion : Ejercicio 4. Calcula la suma de los elementos de una matriz</text:p>
      <text:p text:style-name="P11"><text:tab/><text:tab/><text:tab/><text:tab/><text:tab/><text:tab/> que no forman parte del diagonal*/</text:p>
      <text:p text:style-name="P11"/>
      <text:p text:style-name="P11">#include &lt;stdio.h&gt;</text:p>
      <text:p text:style-name="P11">#define N 4</text:p>
      <text:p text:style-name="P11"/>
      <text:p text:style-name="P11">int main(void)</text:p>
      <text:p text:style-name="P11">{</text:p>
      <text:p text:style-name="P11"><text:tab/>int i, j,suma;</text:p>
      <text:p text:style-name="P11"><text:tab/>int matriz[N][N];</text:p>
      <text:p text:style-name="P11"><text:tab/></text:p>
      <text:p text:style-name="P11"><text:tab/>/*Pedimos los valores al usuario*/</text:p>
      <text:p text:style-name="P11"><text:tab/>for(i=0;i&lt;N;i++)</text:p>
      <text:p text:style-name="P11"><text:tab/><text:tab/>for(j=0;j&lt;N;j++)</text:p>
      <text:p text:style-name="P11"><text:tab/><text:tab/>{</text:p>
      <text:p text:style-name="P11"><text:tab/><text:tab/><text:tab/>printf("Introduce el valor matriz[%i][%i] :", i+1, j+1);</text:p>
      <text:p text:style-name="P11"><text:tab/><text:tab/><text:tab/>scanf("%i", &amp;matriz[i][j]);</text:p>
      <text:p text:style-name="P11"><text:tab/><text:tab/>}</text:p>
      <text:p text:style-name="P11"><text:tab/><text:tab/></text:p>
      <text:p text:style-name="P11"><text:tab/>/*Pintamos la matriz por pantalla, y calculamos la suma de elementos*/</text:p>
      <text:p text:style-name="P11"><text:tab/>for(i=0, suma=0;i&lt;N;i++)</text:p>
      <text:p text:style-name="P11"><text:tab/><text:tab/>for(j=0;j&lt;N;j++)</text:p>
      <text:p text:style-name="P11"><text:tab/><text:tab/>{</text:p>
      <text:p text:style-name="P11"><text:tab/><text:tab/><text:tab/>printf("%5i", matriz[i][j]);</text:p>
      <text:p text:style-name="P11"><text:tab/><text:tab/><text:tab/>if (j==(N-1))</text:p>
      <text:p text:style-name="P11"><text:tab/><text:tab/><text:tab/><text:tab/>printf("\n");</text:p>
      <text:p text:style-name="P11"><text:tab/><text:tab/><text:tab/>/*Sumamos todos los elementos menos los de la diagonal*/</text:p>
      <text:p text:style-name="P11"><text:tab/><text:tab/><text:tab/>if (i!=j)</text:p>
      <text:p text:style-name="P11"><text:tab/><text:tab/><text:tab/><text:tab/>suma <text:s/>= suma + matriz[i][j];</text:p>
      <text:p text:style-name="P11"><text:tab/><text:tab/>}</text:p>
      <text:p text:style-name="P11"><text:tab/><text:tab/></text:p>
      <text:p text:style-name="P11"><text:tab/>printf("La suma de todos los elementos que no estan en la diagonal es : %i", suma);</text:p>
      <text:p text:style-name="P11"><text:tab/><text:tab/></text:p>
      <text:p text:style-name="P11"><text:tab/>return 0;</text:p>
      <text:p text:style-name="P12">}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5)</text:p>
      <text:p text:style-name="P13"/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5. Define una estructura de datos fecha. </text:p>
      <text:p text:style-name="P13"><text:s text:c="17"/>Recibe dos fechas y las imprime en orden */</text:p>
      <text:p text:style-name="P13"/>
      <text:p text:style-name="P13">#include &lt;stdio.h&gt;</text:p>
      <text:p text:style-name="P13"/>
      <text:p text:style-name="P13">/*Definicion <text:s/>y renombramiento de tipo fecha*/</text:p>
      <text:p text:style-name="P13">struct tipoFecha{</text:p>
      <text:p text:style-name="P13"><text:tab/>int dia,mes;</text:p>
      <text:p text:style-name="P13"><text:tab/>unsigned anio;</text:p>
      <text:p text:style-name="P13"><text:tab/>};</text:p>
      <text:p text:style-name="P13">typedef struct tipoFecha tFecha;</text:p>
      <text:p text:style-name="P13"><text:tab/></text:p>
      <text:p text:style-name="P13">int main(void)</text:p>
      <text:p text:style-name="P13">{</text:p>
      <text:p text:style-name="P13"><text:tab/>tFecha fecha1,fecha2;</text:p>
      <text:p text:style-name="P13"><text:tab/>int fecha1mayor = 0;</text:p>
      <text:p text:style-name="P13"><text:tab/>/*Pedimos dos fechas */</text:p>
      <text:p text:style-name="P13"><text:tab/>do</text:p>
      <text:p text:style-name="P13"><text:tab/>{</text:p>
      <text:p text:style-name="P13"><text:tab/><text:tab/>printf("Introduzca el dia de la primera fecha : ");</text:p>
      <text:p text:style-name="P13"><text:tab/><text:tab/>scanf("%i", &amp;fecha1.dia);</text:p>
      <text:p text:style-name="P13"><text:tab/>}while(fecha1.dia&lt;1 || fecha1.dia&gt;31);</text:p>
      <text:p text:style-name="P13"><text:tab/></text:p>
      <text:p text:style-name="P13"><text:tab/>do</text:p>
      <text:p text:style-name="P13"><text:tab/>{</text:p>
      <text:p text:style-name="P13"><text:tab/><text:tab/>printf("Introduzca el mes de la primera fecha <text:s/>:");</text:p>
      <text:p text:style-name="P13"><text:tab/><text:tab/>scanf("%i", &amp;fecha1.mes);</text:p>
      <text:p text:style-name="P13"><text:tab/>}while(fecha1.mes&lt;1 || fecha1.mes&gt;12);</text:p>
      <text:p text:style-name="P13"><text:tab/></text:p>
      <text:p text:style-name="P13"><text:tab/>printf("Introduzca el año de la primera fecha : ");</text:p>
      <text:p text:style-name="P13"><text:tab/>scanf("%i", &amp;fecha1.anio);</text:p>
      <text:p text:style-name="P13"><text:tab/><text:tab/></text:p>
      <text:p text:style-name="P13"><text:tab/></text:p>
      <text:p text:style-name="P13"><text:tab/>do</text:p>
      <text:p text:style-name="P13"><text:tab/>{</text:p>
      <text:p text:style-name="P13"><text:tab/><text:tab/>printf("Introduzca el dia de la segunda fecha : ");</text:p>
      <text:p text:style-name="P13"><text:tab/><text:tab/>scanf("%i", &amp;fecha2.dia);</text:p>
      <text:p text:style-name="P13"><text:tab/>}while(fecha2.dia&lt;1 || fecha2.dia&gt;31);</text:p>
      <text:p text:style-name="P13"><text:tab/></text:p>
      <text:p text:style-name="P13"><text:tab/>do</text:p>
      <text:p text:style-name="P13"><text:tab/>{</text:p>
      <text:p text:style-name="P13"><text:tab/><text:tab/>printf("Introduzca el mes de la segunda fecha <text:s/>:");</text:p>
      <text:p text:style-name="P13"><text:tab/><text:tab/>scanf("%i", &amp;fecha2.mes);</text:p>
      <text:p text:style-name="P13"><text:tab/>}while(fecha2.mes&lt;1 || fecha2.mes&gt;12);</text:p>
      <text:p text:style-name="P13"><text:tab/></text:p>
      <text:p text:style-name="P13"><text:tab/>printf("Introduzca el año de la segunda fecha : ");</text:p>
      <text:p text:style-name="P13"><text:tab/>scanf("%i", &amp;fecha2.anio);</text:p>
      <text:p text:style-name="P13"><text:tab/></text:p>
      <text:p text:style-name="P13"><text:tab/></text:p>
      <text:p text:style-name="P13"><text:tab/>/*Y a continuacion procedemos a compararlas */</text:p>
      <text:p text:style-name="P13"><text:tab/></text:p>
      <text:p text:style-name="P13"><text:tab/>if (fecha1.anio==fecha2.anio)</text:p>
      <text:p text:style-name="P13"><text:tab/>{</text:p>
      <text:p text:style-name="P13"><text:tab/><text:tab/>if(fecha1.mes==fecha2.mes)</text:p>
      <text:p text:style-name="P13"><text:tab/><text:tab/>{</text:p>
      <text:p text:style-name="P13"><text:tab/><text:tab/><text:tab/>if(fecha1.dia==fecha2.dia)</text:p>
      <text:p text:style-name="P13"><text:tab/><text:tab/><text:tab/>{</text:p>
      <text:p text:style-name="P13"><text:tab/><text:tab/><text:tab/><text:tab/>fecha1mayor=0;</text:p>
      <text:p text:style-name="P13"><text:tab/><text:tab/><text:tab/>}else if(fecha1.dia&gt;fecha2.dia){</text:p>
      <text:p text:style-name="P13"><text:tab/><text:tab/><text:tab/><text:tab/>fecha1mayor=1;</text:p>
      <text:p text:style-name="P13"><text:tab/><text:tab/><text:tab/></text:p>
      <text:p text:style-name="P13"><text:tab/><text:tab/><text:tab/>}else{</text:p>
      <text:p text:style-name="P13"><text:tab/><text:tab/><text:tab/><text:tab/>fecha1mayor=-1;</text:p>
      <text:p text:style-name="P13"><text:tab/><text:tab/><text:tab/>}</text:p>
      <text:p text:style-name="P13"><text:tab/><text:tab/><text:tab/><text:tab/></text:p>
      <text:p text:style-name="P13"><text:tab/><text:tab/>}else if(fecha1.mes&gt;fecha2.mes){</text:p>
      <text:p text:style-name="P13"><text:tab/><text:tab/><text:tab/>fecha1mayor=1;</text:p>
      <text:p text:style-name="P13"><text:tab/><text:tab/><text:tab/></text:p>
      <text:p text:style-name="P13"><text:tab/><text:tab/>}else{</text:p>
      <text:p text:style-name="P13"><text:tab/><text:tab/><text:tab/>fecha1mayor=-1;</text:p>
      <text:p text:style-name="P13"><text:tab/><text:tab/>}</text:p>
      <text:p text:style-name="P13"><text:tab/><text:tab/></text:p>
      <text:p text:style-name="P13"><text:tab/>}else if(fecha1.anio&gt;fecha2.anio){</text:p>
      <text:p text:style-name="P13"><text:tab/><text:tab/>fecha1mayor=1;</text:p>
      <text:p text:style-name="P13"><text:tab/><text:tab/></text:p>
      <text:p text:style-name="P13"><text:tab/>}else{</text:p>
      <text:p text:style-name="P13"><text:tab/><text:tab/>fecha1mayor=-1;</text:p>
      <text:p text:style-name="P13"><text:tab/>}<text:tab/><text:tab/></text:p>
      <text:p text:style-name="P13"><text:tab/></text:p>
      <text:p text:style-name="P13"><text:tab/>/*Y mostramos el resultado por pantalla*/</text:p>
      <text:p text:style-name="P13"><text:tab/>switch(fecha1mayor){</text:p>
      <text:p text:style-name="P13"><text:tab/><text:tab/>case 0 : </text:p>
      <text:p text:style-name="P13"><text:tab/><text:tab/><text:tab/>printf("¡Las dos fechas son iguales!\n");</text:p>
      <text:p text:style-name="P13"><text:tab/><text:tab/><text:tab/>printf("\t%2i-%i-%i\n", fecha1.dia, fecha1.mes, fecha1.anio);</text:p>
      <text:p text:style-name="P13"><text:tab/><text:tab/><text:tab/>printf("\t%2i-%i-%i\n", fecha2.dia, fecha2.mes, fecha2.anio);</text:p>
      <text:p text:style-name="P13"><text:tab/><text:tab/><text:tab/>break;</text:p>
      <text:p text:style-name="P13"><text:tab/><text:tab/>case 1 :</text:p>
      <text:p text:style-name="P13"><text:tab/><text:tab/><text:tab/>printf("La fecha 1 es mayor :\n");</text:p>
      <text:p text:style-name="P13"><text:tab/><text:tab/><text:tab/>printf("\t%2i-%i-%i\n", fecha1.dia, fecha1.mes, fecha1.anio);</text:p>
      <text:p text:style-name="P13"><text:tab/><text:tab/><text:tab/>printf("\t%2i-%i-%i\n", fecha2.dia, fecha2.mes, fecha2.anio);</text:p>
      <text:p text:style-name="P13"><text:tab/><text:tab/><text:tab/>break;</text:p>
      <text:p text:style-name="P13"><text:tab/><text:tab/>case -1 :</text:p>
      <text:p text:style-name="P13"><text:tab/><text:tab/><text:tab/>printf("La fecha 2 es mayor :\n");</text:p>
      <text:p text:style-name="P13"><text:tab/><text:tab/><text:tab/>printf("\t%2i-%i-%i\n", fecha2.dia, fecha2.mes, fecha2.anio);</text:p>
      <text:p text:style-name="P13"><text:tab/><text:tab/><text:tab/>printf("\t%2i-%i-%i\n", fecha1.dia, fecha1.mes, fecha1.anio);</text:p>
      <text:p text:style-name="P13"><text:tab/>}</text:p>
      <text:p text:style-name="P13"><text:tab/>return 0;</text:p>
      <text:p text:style-name="P13">}</text:p>
      <text:p text:style-name="P6"/>
      <text:p text:style-name="P6">6)</text:p>
      <text:p text:style-name="P13"/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6. Define una estructura de datos fecha. </text:p>
      <text:p text:style-name="P13"><text:s text:c="17"/>Recibe dos fechas y las imprime en orden, pero </text:p>
      <text:p text:style-name="P13"><text:tab/><text:tab/><text:tab/><text:tab/> accediendo por punteros*/</text:p>
      <text:p text:style-name="P13"/>
      <text:p text:style-name="P13">#include &lt;stdio.h&gt;</text:p>
      <text:p text:style-name="P13">#include &lt;stdlib.h&gt;</text:p>
      <text:p text:style-name="P13"/>
      <text:p text:style-name="P13">/*Definicion <text:s/>y renombramiento de tipo fecha*/</text:p>
      <text:p text:style-name="P13">struct tipoFecha{</text:p>
      <text:p text:style-name="P13"><text:tab/>int dia,mes;</text:p>
      <text:p text:style-name="P13"><text:tab/>unsigned anio;</text:p>
      <text:p text:style-name="P13"><text:tab/>};</text:p>
      <text:p text:style-name="P13">typedef struct tipoFecha tFecha;</text:p>
      <text:p text:style-name="P13"><text:tab/></text:p>
      <text:p text:style-name="P13">int main(void)</text:p>
      <text:p text:style-name="P13">{</text:p>
      <text:p text:style-name="P13"><text:tab/>tFecha *ptFecha1, *ptFecha2;</text:p>
      <text:p text:style-name="P13"><text:tab/>int fecha1mayor = 0;</text:p>
      <text:p text:style-name="P13"><text:tab/>/*Reservamos memoria para ambas fechas con cada puntero*/</text:p>
      <text:p text:style-name="P13"><text:tab/>ptFecha1 = (tFecha*)malloc(sizeof(tFecha));</text:p>
      <text:p text:style-name="P13"><text:tab/>ptFecha2 = (tFecha*)malloc(sizeof(tFecha));</text:p>
      <text:p text:style-name="P13"><text:tab/></text:p>
      <text:p text:style-name="P13"><text:tab/>if ((ptFecha1 != NULL) &amp;&amp; (ptFecha2 != NULL))</text:p>
      <text:p text:style-name="P13"><text:tab/>{<text:tab/><text:tab/></text:p>
      <text:p text:style-name="P13"><text:tab/><text:tab/>/*Pedimos dos fechas */</text:p>
      <text:p text:style-name="P13"><text:tab/><text:tab/>do</text:p>
      <text:p text:style-name="P13"><text:tab/><text:tab/>{</text:p>
      <text:p text:style-name="P13"><text:tab/><text:tab/><text:tab/>printf("Introduzca el dia de la primera fecha : ");</text:p>
      <text:p text:style-name="P13"><text:tab/><text:tab/><text:tab/>scanf("%i", &amp;ptFecha1-&gt;dia);</text:p>
      <text:p text:style-name="P13"><text:tab/><text:tab/>}while(ptFecha1-&gt;dia&lt;1 || ptFecha1-&gt;dia&gt;31);</text:p>
      <text:p text:style-name="P13"><text:tab/></text:p>
      <text:p text:style-name="P13"><text:tab/><text:tab/>do</text:p>
      <text:p text:style-name="P13"><text:tab/><text:tab/>{</text:p>
      <text:p text:style-name="P13"><text:tab/><text:tab/><text:tab/>printf("Introduzca el mes de la primera fecha <text:s/>:");</text:p>
      <text:p text:style-name="P13"><text:tab/><text:tab/><text:tab/>scanf("%i", &amp;ptFecha1-&gt;mes);</text:p>
      <text:p text:style-name="P13"><text:tab/><text:tab/>}while(ptFecha1-&gt;mes&lt;1 || ptFecha1-&gt;mes&gt;12);</text:p>
      <text:p text:style-name="P13"><text:tab/></text:p>
      <text:p text:style-name="P13"><text:tab/><text:tab/>printf("Introduzca el año de la primera fecha : ");</text:p>
      <text:p text:style-name="P13"><text:tab/><text:tab/>scanf("%i", &amp;ptFecha1-&gt;anio);</text:p>
      <text:p text:style-name="P13"><text:tab/><text:tab/></text:p>
      <text:p text:style-name="P13"><text:tab/></text:p>
      <text:p text:style-name="P13"><text:tab/><text:tab/>do</text:p>
      <text:p text:style-name="P13"><text:tab/><text:tab/>{</text:p>
      <text:p text:style-name="P13"><text:tab/><text:tab/><text:tab/>printf("Introduzca el dia de la segunda fecha : ");</text:p>
      <text:p text:style-name="P13"><text:tab/><text:tab/><text:tab/>scanf("%i", &amp;ptFecha2-&gt;dia);</text:p>
      <text:p text:style-name="P13"><text:tab/><text:tab/>}while(ptFecha2-&gt;dia&lt;1 || ptFecha2-&gt;dia&gt;31);</text:p>
      <text:p text:style-name="P13"><text:tab/></text:p>
      <text:p text:style-name="P13"><text:tab/><text:tab/>do</text:p>
      <text:p text:style-name="P13"><text:tab/><text:tab/>{</text:p>
      <text:p text:style-name="P13"><text:tab/><text:tab/><text:tab/>printf("Introduzca el mes de la segunda fecha <text:s/>:");</text:p>
      <text:p text:style-name="P13"><text:tab/><text:tab/><text:tab/>scanf("%i", &amp;ptFecha2-&gt;mes);</text:p>
      <text:p text:style-name="P13"><text:tab/><text:tab/>}while(ptFecha2-&gt;mes&lt;1 || ptFecha2-&gt;mes&gt;12);</text:p>
      <text:p text:style-name="P13"><text:tab/></text:p>
      <text:p text:style-name="P13"><text:tab/><text:tab/>printf("Introduzca el año de la segunda fecha : ");</text:p>
      <text:p text:style-name="P13"><text:tab/><text:tab/>scanf("%i", &amp;ptFecha2-&gt;anio);<text:tab/></text:p>
      <text:p text:style-name="P13"/>
      <text:p text:style-name="P13"><text:tab/></text:p>
      <text:p text:style-name="P13"><text:tab/><text:tab/>/*Y a continuacion procedemos a compararlas */</text:p>
      <text:p text:style-name="P13"><text:tab/><text:tab/>if (ptFecha1-&gt;anio == ptFecha2-&gt;anio)</text:p>
      <text:p text:style-name="P13"><text:tab/><text:tab/>{</text:p>
      <text:p text:style-name="P13"><text:tab/><text:tab/><text:tab/>if(ptFecha1-&gt;mes == ptFecha2-&gt;mes)</text:p>
      <text:p text:style-name="P13"><text:tab/><text:tab/><text:tab/>{</text:p>
      <text:p text:style-name="P13"><text:tab/><text:tab/><text:tab/><text:tab/>if(ptFecha1-&gt;dia == ptFecha2-&gt;dia)</text:p>
      <text:p text:style-name="P13"><text:tab/><text:tab/><text:tab/><text:tab/>{</text:p>
      <text:p text:style-name="P13"><text:tab/><text:tab/><text:tab/><text:tab/><text:tab/>fecha1mayor=0;</text:p>
      <text:p text:style-name="P13"><text:tab/><text:tab/><text:tab/><text:tab/>}else if(ptFecha1-&gt;dia &gt; ptFecha2-&gt;dia){</text:p>
      <text:p text:style-name="P13"><text:tab/><text:tab/><text:tab/><text:tab/><text:tab/>fecha1mayor=1;</text:p>
      <text:p text:style-name="P13"><text:tab/><text:tab/><text:tab/></text:p>
      <text:p text:style-name="P13"><text:tab/><text:tab/><text:tab/><text:tab/>}else{</text:p>
      <text:p text:style-name="P13"><text:tab/><text:tab/><text:tab/><text:tab/><text:tab/>fecha1mayor=-1;</text:p>
      <text:p text:style-name="P13"><text:tab/><text:tab/><text:tab/><text:tab/>}</text:p>
      <text:p text:style-name="P13"><text:tab/><text:tab/><text:tab/><text:tab/></text:p>
      <text:p text:style-name="P13"><text:tab/><text:tab/><text:tab/>}else if(ptFecha1-&gt;mes &gt; ptFecha2-&gt;mes){</text:p>
      <text:p text:style-name="P13"><text:tab/><text:tab/><text:tab/><text:tab/>fecha1mayor=1;</text:p>
      <text:p text:style-name="P13"><text:tab/><text:tab/><text:tab/></text:p>
      <text:p text:style-name="P13"><text:tab/><text:tab/><text:tab/>}else{</text:p>
      <text:p text:style-name="P13"><text:tab/><text:tab/><text:tab/><text:tab/>fecha1mayor=-1;</text:p>
      <text:p text:style-name="P13"><text:tab/><text:tab/><text:tab/>}</text:p>
      <text:p text:style-name="P13"><text:tab/><text:tab/></text:p>
      <text:p text:style-name="P13"><text:tab/><text:tab/>}else if(ptFecha1-&gt;anio &gt; ptFecha2-&gt;anio){</text:p>
      <text:p text:style-name="P13"><text:tab/><text:tab/><text:tab/>fecha1mayor=1;</text:p>
      <text:p text:style-name="P13"><text:tab/><text:tab/></text:p>
      <text:p text:style-name="P13"><text:tab/><text:tab/>}else{</text:p>
      <text:p text:style-name="P13"><text:tab/><text:tab/><text:tab/>fecha1mayor=-1;</text:p>
      <text:p text:style-name="P13"><text:tab/><text:tab/>}<text:tab/><text:tab/></text:p>
      <text:p text:style-name="P13"><text:tab/></text:p>
      <text:p text:style-name="P13"><text:tab/><text:tab/>/*Y mostramos el resultado por pantalla*/</text:p>
      <text:p text:style-name="P13"><text:tab/><text:tab/>switch(fecha1mayor){</text:p>
      <text:p text:style-name="P13"><text:tab/><text:tab/><text:tab/>case 0 : </text:p>
      <text:p text:style-name="P13"><text:tab/><text:tab/><text:tab/><text:tab/>printf("¡Las dos fechas son iguales!\n");</text:p>
      <text:p text:style-name="P13"><text:tab/><text:tab/><text:tab/><text:tab/>printf("\t%2i-%i-%i\n", ptFecha1-&gt;dia, ptFecha1-&gt;mes, ptFecha1-&gt;anio);</text:p>
      <text:p text:style-name="P13"><text:tab/><text:tab/><text:tab/><text:tab/>printf("\t%2i-%i-%i\n", ptFecha2-&gt;dia, ptFecha2-&gt;mes, ptFecha2-&gt;anio);</text:p>
      <text:p text:style-name="P13"><text:tab/><text:tab/><text:tab/><text:tab/>break;</text:p>
      <text:p text:style-name="P13"><text:tab/><text:tab/><text:tab/>case 1 :</text:p>
      <text:p text:style-name="P13"><text:tab/><text:tab/><text:tab/><text:tab/>printf("La fecha 1 es mayor :\n");</text:p>
      <text:p text:style-name="P13"><text:tab/><text:tab/><text:tab/><text:tab/>printf("\t%2i-%i-%i\n", ptFecha1-&gt;dia, ptFecha1-&gt;mes, ptFecha1-&gt;anio);</text:p>
      <text:p text:style-name="P13"><text:tab/><text:tab/><text:tab/><text:tab/>printf("\t%2i-%i-%i\n", ptFecha2-&gt;dia, ptFecha2-&gt;mes, ptFecha2-&gt;anio);</text:p>
      <text:p text:style-name="P13"><text:tab/><text:tab/><text:tab/><text:tab/>break;</text:p>
      <text:p text:style-name="P13"><text:tab/><text:tab/><text:tab/>case -1 :</text:p>
      <text:p text:style-name="P13"><text:tab/><text:tab/><text:tab/><text:tab/>printf("La fecha 2 es mayor :\n");</text:p>
      <text:p text:style-name="P13"><text:tab/><text:tab/><text:tab/><text:tab/>printf("\t%2i-%i-%i\n", ptFecha2-&gt;dia, ptFecha2-&gt;mes, ptFecha2-&gt;anio);</text:p>
      <text:p text:style-name="P13"><text:tab/><text:tab/><text:tab/><text:tab/>printf("\t%2i-%i-%i\n", ptFecha1-&gt;dia, ptFecha1-&gt;mes, ptFecha1-&gt;anio);</text:p>
      <text:p text:style-name="P13"><text:tab/><text:tab/>}</text:p>
      <text:p text:style-name="P13"/>
      <text:p text:style-name="P13"><text:tab/><text:tab/>/*Por ultimo, liberamos la memoria*/</text:p>
      <text:p text:style-name="P13"><text:tab/><text:tab/>free(ptFecha1);</text:p>
      <text:p text:style-name="P13"><text:tab/><text:tab/>free(ptFecha2);</text:p>
      <text:p text:style-name="P13"><text:tab/><text:tab/>return 0;</text:p>
      <text:p text:style-name="P13"><text:tab/></text:p>
      <text:p text:style-name="P13"><text:tab/>}else{</text:p>
      <text:p text:style-name="P13"><text:tab/><text:tab/>printf("Error : No hay espacio en memoria suficiente\n");</text:p>
      <text:p text:style-name="P13"><text:tab/><text:tab/>return -1;</text:p>
      <text:p text:style-name="P13"><text:tab/>}</text:p>
      <text:p text:style-name="P13">}</text:p>
      <text:p text:style-name="P13"/>
      <text:p text:style-name="P6"/>
      <text:p text:style-name="P6">7)</text:p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7. Calcula la ecuacion de la recta, dados</text:p>
      <text:p text:style-name="P13"><text:s text:c="17"/>dos de sus puntos*/</text:p>
      <text:p text:style-name="P13"/>
      <text:p text:style-name="P13">#include &lt;stdio.h&gt;</text:p>
      <text:p text:style-name="P13"/>
      <text:p text:style-name="P13">/*Definicion <text:s/>y renombramiento de tipo punto*/</text:p>
      <text:p text:style-name="P13">struct tipoPunto{</text:p>
      <text:p text:style-name="P13"><text:tab/>float x,y;</text:p>
      <text:p text:style-name="P13"><text:tab/>};</text:p>
      <text:p text:style-name="P13">typedef struct tipoPunto tPunto;</text:p>
      <text:p text:style-name="P13"><text:tab/></text:p>
      <text:p text:style-name="P13">int main(void)</text:p>
      <text:p text:style-name="P13">{</text:p>
      <text:p text:style-name="P13"><text:tab/>tPunto pto1,pto2;</text:p>
      <text:p text:style-name="P13"><text:tab/>float m,b;</text:p>
      <text:p text:style-name="P13"><text:tab/></text:p>
      <text:p text:style-name="P13"><text:tab/></text:p>
      <text:p text:style-name="P13"><text:tab/>/*Obtenemos los valores de los puntos*/</text:p>
      <text:p text:style-name="P13"><text:tab/>printf("Vamos a calcular la ecuacion de una recta, dados dos puntos.\n");</text:p>
      <text:p text:style-name="P13"><text:tab/>printf("\t Primer punto \n");</text:p>
      <text:p text:style-name="P13"><text:tab/>printf("\t ¿Valor de x? : ");</text:p>
      <text:p text:style-name="P13"><text:tab/>scanf("%f", &amp;pto1.x);</text:p>
      <text:p text:style-name="P13"><text:tab/>printf("\t ¿Valor de y? : ");</text:p>
      <text:p text:style-name="P13"><text:tab/>scanf("%f", &amp;pto1.y);</text:p>
      <text:p text:style-name="P13"><text:tab/>printf("\t Segundo punto \n");</text:p>
      <text:p text:style-name="P13"><text:tab/>printf("\t ¿Valor de x? : ");</text:p>
      <text:p text:style-name="P13"><text:tab/>scanf("%f", &amp;pto1.x);</text:p>
      <text:p text:style-name="P13"><text:tab/>printf("\t ¿Valor de y? : ");</text:p>
      <text:p text:style-name="P13"><text:tab/>scanf("%f", &amp;pto1.y);</text:p>
      <text:p text:style-name="P13"><text:tab/></text:p>
      <text:p text:style-name="P13"><text:tab/>/*Calculamos pendiente e interseccion*/</text:p>
      <text:p text:style-name="P13"><text:tab/>m = (pto2.y-pto1.y)/(pto2.x-pto1.x);</text:p>
      <text:p text:style-name="P13"><text:tab/>b = pto1.y - m*pto1.x;</text:p>
      <text:p text:style-name="P13"><text:tab/></text:p>
      <text:p text:style-name="P13"><text:tab/>printf("\n ### La ecuacion de la recta es y = %.2f*x + %.2f ###\n", m, b); </text:p>
      <text:p text:style-name="P13"><text:tab/>return 0;</text:p>
      <text:p text:style-name="P13">}</text:p>
      <text:p text:style-name="P6"/>
      <text:p text:style-name="P6">8)</text:p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8. Busca los puntos de silla de una matriz*/</text:p>
      <text:p text:style-name="P13"/>
      <text:p text:style-name="P13">#include &lt;stdio.h&gt;</text:p>
      <text:p text:style-name="P13">#define N 4</text:p>
      <text:p text:style-name="P13"/>
      <text:p text:style-name="P13">struct tipoPosicion{</text:p>
      <text:p text:style-name="P13"><text:tab/>int fila;</text:p>
      <text:p text:style-name="P13"><text:tab/>int columna;</text:p>
      <text:p text:style-name="P13"><text:tab/>};</text:p>
      <text:p text:style-name="P13">typedef struct tipoPosicion tPosicion;</text:p>
      <text:p text:style-name="P13"/>
      <text:p text:style-name="P13">int main(void)</text:p>
      <text:p text:style-name="P13">{</text:p>
      <text:p text:style-name="P13"><text:tab/>int i, j, k, val_aux, alguno;</text:p>
      <text:p text:style-name="P13"><text:tab/>int matriz[N][N];</text:p>
      <text:p text:style-name="P13"><text:tab/>tPosicion min_fila[N]; /*Guarda las posiciones de los minimos de cada fila*/</text:p>
      <text:p text:style-name="P13"><text:tab/>tPosicion max_columna[N]; /*Guarda las posiciones de los maximos de cada columna*/</text:p>
      <text:p text:style-name="P13"><text:tab/></text:p>
      <text:p text:style-name="P13"><text:tab/>for(i=0; i&lt;N; i++)</text:p>
      <text:p text:style-name="P13"><text:tab/><text:tab/>for(j=0; j&lt;N; j++)</text:p>
      <text:p text:style-name="P13"><text:tab/><text:tab/>{</text:p>
      <text:p text:style-name="P13"><text:tab/><text:tab/><text:tab/>printf("Introduce el valor [%i,%i]de la matriz : ", i,j);</text:p>
      <text:p text:style-name="P13"><text:tab/><text:tab/><text:tab/>scanf("%i", &amp;matriz[i][j]);</text:p>
      <text:p text:style-name="P13"><text:tab/><text:tab/>}</text:p>
      <text:p text:style-name="P13"><text:tab/></text:p>
      <text:p text:style-name="P13"><text:tab/>printf("\n\n");</text:p>
      <text:p text:style-name="P13"><text:tab/>/*Pintamos la matriz*/</text:p>
      <text:p text:style-name="P13"><text:tab/>for(i=0; i&lt;N; i++)</text:p>
      <text:p text:style-name="P13"><text:tab/>{</text:p>
      <text:p text:style-name="P13"><text:tab/><text:tab/>printf("|");</text:p>
      <text:p text:style-name="P13"><text:tab/><text:tab/>for(j=0; j&lt;N; j++)</text:p>
      <text:p text:style-name="P13"><text:tab/><text:tab/>{</text:p>
      <text:p text:style-name="P13"><text:tab/><text:tab/><text:tab/>printf(" <text:s/>%2.i <text:s/>", matriz[i][j]);</text:p>
      <text:p text:style-name="P13"><text:tab/><text:tab/>}</text:p>
      <text:p text:style-name="P13"><text:tab/><text:tab/>printf("|\n");</text:p>
      <text:p text:style-name="P13"><text:tab/>}</text:p>
      <text:p text:style-name="P13"><text:tab/></text:p>
      <text:p text:style-name="P13"><text:tab/>/*Obtenemos un vector con las posiciones minimas de cada fila*/</text:p>
      <text:p text:style-name="P13"><text:tab/>k = 0;</text:p>
      <text:p text:style-name="P13"><text:tab/>for(i=0; i&lt;N; i++)</text:p>
      <text:p text:style-name="P13"><text:tab/>{</text:p>
      <text:p text:style-name="P13"><text:tab/><text:tab/>val_aux = matriz[i][0];</text:p>
      <text:p text:style-name="P13"><text:tab/><text:tab/>min_fila[k].columna = 0;</text:p>
      <text:p text:style-name="P13"><text:tab/><text:tab/>min_fila[k].fila = i;</text:p>
      <text:p text:style-name="P13"><text:tab/><text:tab/>for (j=0; j&lt;N; j++)</text:p>
      <text:p text:style-name="P13"><text:tab/><text:tab/>{</text:p>
      <text:p text:style-name="P13"><text:tab/><text:tab/><text:tab/>if (matriz[i][j]&lt;val_aux)</text:p>
      <text:p text:style-name="P13"><text:tab/><text:tab/><text:tab/>{</text:p>
      <text:p text:style-name="P13"><text:tab/><text:tab/><text:tab/><text:tab/>val_aux = matriz[i][j];</text:p>
      <text:p text:style-name="P13"><text:tab/><text:tab/><text:tab/><text:tab/>min_fila[k].columna = j;</text:p>
      <text:p text:style-name="P13"><text:tab/><text:tab/><text:tab/>}<text:tab/><text:tab/><text:tab/></text:p>
      <text:p text:style-name="P13"><text:tab/><text:tab/>}</text:p>
      <text:p text:style-name="P13"><text:tab/><text:tab/></text:p>
      <text:p text:style-name="P13"><text:tab/><text:tab/>k++;</text:p>
      <text:p text:style-name="P13"><text:tab/>}</text:p>
      <text:p text:style-name="P13"><text:tab/></text:p>
      <text:p text:style-name="P13"/>
      <text:p text:style-name="P13"><text:tab/></text:p>
      <text:p text:style-name="P13"/>
      <text:p text:style-name="P13"><text:tab/>/*Obtenemos un vector con las posiciones maximas de cada columna*/</text:p>
      <text:p text:style-name="P13"><text:tab/>k = 0;</text:p>
      <text:p text:style-name="P13"><text:tab/>for(i=0; i&lt;N; i++)</text:p>
      <text:p text:style-name="P13"><text:tab/>{</text:p>
      <text:p text:style-name="P13"><text:tab/><text:tab/>val_aux = matriz[0][i];</text:p>
      <text:p text:style-name="P13"><text:tab/><text:tab/>max_columna[k].fila = 0;</text:p>
      <text:p text:style-name="P13"><text:tab/><text:tab/>max_columna[k].columna = i;</text:p>
      <text:p text:style-name="P13"><text:tab/><text:tab/>for(j=0; j&lt;N; j++)</text:p>
      <text:p text:style-name="P13"><text:tab/><text:tab/>{</text:p>
      <text:p text:style-name="P13"><text:tab/><text:tab/><text:tab/>if(matriz[j][i]&gt;val_aux)</text:p>
      <text:p text:style-name="P13"><text:tab/><text:tab/><text:tab/>{</text:p>
      <text:p text:style-name="P13"><text:tab/><text:tab/><text:tab/><text:tab/>val_aux = matriz[j][i];</text:p>
      <text:p text:style-name="P13"><text:tab/><text:tab/><text:tab/><text:tab/>max_columna[k].fila = j;</text:p>
      <text:p text:style-name="P13"><text:tab/><text:tab/><text:tab/>}</text:p>
      <text:p text:style-name="P13"><text:tab/><text:tab/>}</text:p>
      <text:p text:style-name="P13"><text:tab/><text:tab/>k++;</text:p>
      <text:p text:style-name="P13"><text:tab/>}</text:p>
      <text:p text:style-name="P13"><text:tab/></text:p>
      <text:p text:style-name="P13"><text:tab/></text:p>
      <text:p text:style-name="P13"><text:tab/>/*Por último, comparamos las posiciones obtenidas en ambos vectores*/</text:p>
      <text:p text:style-name="P13"><text:tab/>alguno = -1;</text:p>
      <text:p text:style-name="P13"><text:tab/>for(i=0; i&lt;N; i++)</text:p>
      <text:p text:style-name="P13"><text:tab/>{</text:p>
      <text:p text:style-name="P13"><text:tab/><text:tab/>for(j=0; j&lt;N; j++)</text:p>
      <text:p text:style-name="P13"><text:tab/><text:tab/>{</text:p>
      <text:p text:style-name="P13"><text:tab/><text:tab/><text:tab/>if ((max_columna[i].fila==min_fila[j].fila)&amp;&amp;(max_columna[i].columna==min_fila[j].columna))</text:p>
      <text:p text:style-name="P13"><text:tab/><text:tab/><text:tab/>{</text:p>
      <text:p text:style-name="P13"><text:tab/><text:tab/><text:tab/><text:tab/>printf("\nHay un punto de silla en : [%i , %i] \n", max_columna[i].fila, max_columna[i].columna);</text:p>
      <text:p text:style-name="P13"><text:tab/><text:tab/><text:tab/><text:tab/>alguno = 1;</text:p>
      <text:p text:style-name="P13"><text:tab/><text:tab/><text:tab/>}</text:p>
      <text:p text:style-name="P13"><text:tab/><text:tab/>}</text:p>
      <text:p text:style-name="P13"><text:tab/>}</text:p>
      <text:p text:style-name="P13"><text:tab/></text:p>
      <text:p text:style-name="P13"><text:tab/>if (alguno&lt;0)</text:p>
      <text:p text:style-name="P13"><text:tab/><text:tab/>printf("No hay puntos de silla\n");</text:p>
      <text:p text:style-name="P13"><text:tab/></text:p>
      <text:p text:style-name="P13"><text:tab/>return 0;</text:p>
      <text:p text:style-name="P13">}</text:p>
      <text:p text:style-name="P6"/>
      <text:p text:style-name="P6">9)</text:p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9. Calcula los puntos mas cercanos*/</text:p>
      <text:p text:style-name="P13">/*PROBLEMA : problema con libreria math.h*/</text:p>
      <text:p text:style-name="P13"/>
      <text:p text:style-name="P13">#include &lt;stdio.h&gt;</text:p>
      <text:p text:style-name="P13">#include &lt;math.h&gt;</text:p>
      <text:p text:style-name="P13">#define N 4</text:p>
      <text:p text:style-name="P13"/>
      <text:p text:style-name="P13"/>
      <text:p text:style-name="P13">/*Creamos una estructura de tipoPunto*/</text:p>
      <text:p text:style-name="P13">struct tPunto{</text:p>
      <text:p text:style-name="P13"><text:tab/>float x1;</text:p>
      <text:p text:style-name="P13"><text:tab/>float x2;</text:p>
      <text:p text:style-name="P13">};</text:p>
      <text:p text:style-name="P13">typedef struct tPunto punto;</text:p>
      <text:p text:style-name="P13"/>
      <text:p text:style-name="P13">/*Declaracion de funciones auxiliares*/</text:p>
      <text:p text:style-name="P13">float distanciaEuclidea(punto x, punto y);</text:p>
      <text:p text:style-name="P13"><text:tab/></text:p>
      <text:p text:style-name="P13"/>
      <text:p text:style-name="P13">int main(void)</text:p>
      <text:p text:style-name="P13">{</text:p>
      <text:p text:style-name="P13"><text:tab/>punto puntos[N];</text:p>
      <text:p text:style-name="P13"/>
      <text:p text:style-name="P13"><text:tab/>int i,j,p1,p2;</text:p>
      <text:p text:style-name="P13"><text:tab/>float aux, actual;</text:p>
      <text:p text:style-name="P13"><text:tab/></text:p>
      <text:p text:style-name="P13"><text:tab/>/*Leemos las coordenadas de los puntos que nos da el usuario*/</text:p>
      <text:p text:style-name="P13"><text:tab/>for(i=0; i&lt;N; i++)</text:p>
      <text:p text:style-name="P13"><text:tab/>{</text:p>
      <text:p text:style-name="P13"><text:tab/><text:tab/>printf("Introduce la coordenada x el %iº punto : ", i+1);</text:p>
      <text:p text:style-name="P13"><text:tab/><text:tab/>scanf("%f", &amp;puntos[i].x1);</text:p>
      <text:p text:style-name="P13"><text:tab/><text:tab/>printf("Introduce la coordenada y el %iº punto : ", i+1);</text:p>
      <text:p text:style-name="P13"><text:tab/><text:tab/>scanf("%f", &amp;puntos[i].x2);</text:p>
      <text:p text:style-name="P13"><text:tab/>}</text:p>
      <text:p text:style-name="P13"><text:tab/></text:p>
      <text:p text:style-name="P13"><text:tab/>/*Mostramos la informacion */</text:p>
      <text:p text:style-name="P13"><text:tab/>for(i=0; i&lt;N; i++)</text:p>
      <text:p text:style-name="P13"><text:tab/>{</text:p>
      <text:p text:style-name="P13"><text:tab/><text:tab/>printf("Pto %i : (%.2f,%.2f)\n", i+1, puntos[i].x1, puntos[i].x2);</text:p>
      <text:p text:style-name="P13"><text:tab/>}</text:p>
      <text:p text:style-name="P13"><text:tab/></text:p>
      <text:p text:style-name="P13"><text:tab/>/*A continuacion calculamos las distancias euclídeas de todos con todos</text:p>
      <text:p text:style-name="P13"><text:tab/>y nos guardaremos las referencias de la menor*/</text:p>
      <text:p text:style-name="P13"><text:tab/></text:p>
      <text:p text:style-name="P13"><text:tab/>i = 0;</text:p>
      <text:p text:style-name="P13"><text:tab/>j = 0;</text:p>
      <text:p text:style-name="P13"><text:tab/>p1 = 0;</text:p>
      <text:p text:style-name="P13"><text:tab/>p2 = 0;</text:p>
      <text:p text:style-name="P13"><text:tab/>/*Inicializamos con el primer par de puntos*/</text:p>
      <text:p text:style-name="P13"><text:tab/>actual = distanciaEuclidea(puntos[0],puntos[1]);</text:p>
      <text:p text:style-name="P13"><text:tab/>aux = 0.0;</text:p>
      <text:p text:style-name="P13"><text:tab/></text:p>
      <text:p text:style-name="P13"><text:tab/>while(i&lt;N)</text:p>
      <text:p text:style-name="P13"><text:tab/>{</text:p>
      <text:p text:style-name="P13"><text:tab/><text:tab/>j = i + 1;</text:p>
      <text:p text:style-name="P13"><text:tab/><text:tab/>while(j&lt;N)</text:p>
      <text:p text:style-name="P13"><text:tab/><text:tab/>{</text:p>
      <text:p text:style-name="P13"><text:tab/><text:tab/><text:tab/>aux = distanciaEuclidea(puntos[i],puntos[j]);</text:p>
      <text:p text:style-name="P13"><text:tab/><text:tab/><text:tab/>printf("Distancia entre <text:s/>(%.2f , %.2f) con (%.2f , %.2f) = ", puntos[i].x1, puntos[i].x2, puntos[j].x1, puntos[j].x2);</text:p>
      <text:p text:style-name="P13"><text:tab/><text:tab/><text:tab/>printf("%.2f\n", aux);</text:p>
      <text:p text:style-name="P13"><text:tab/><text:tab/><text:tab/>if (aux&lt;actual) </text:p>
      <text:p text:style-name="P13"><text:tab/><text:tab/><text:tab/>{</text:p>
      <text:p text:style-name="P13"><text:tab/><text:tab/><text:tab/><text:tab/>actual = aux;</text:p>
      <text:p text:style-name="P13"><text:tab/><text:tab/><text:tab/><text:tab/>p1 = i;</text:p>
      <text:p text:style-name="P13"><text:tab/><text:tab/><text:tab/><text:tab/>p2 = j;</text:p>
      <text:p text:style-name="P13"><text:tab/><text:tab/><text:tab/>}</text:p>
      <text:p text:style-name="P13"><text:tab/><text:tab/><text:tab/>j++;</text:p>
      <text:p text:style-name="P13"><text:tab/><text:tab/>}</text:p>
      <text:p text:style-name="P13"><text:tab/><text:tab/>i++;</text:p>
      <text:p text:style-name="P13"><text:tab/>}</text:p>
      <text:p text:style-name="P13"><text:tab/></text:p>
      <text:p text:style-name="P13"><text:tab/>printf("\n-------------------------------------------------------------------------------\n");</text:p>
      <text:p text:style-name="P13"><text:tab/>printf("Los puntos mas cercanos son (%.2f , %.2f) con (%.2f , %.2f)", puntos[p1].x1, puntos[p1].x2, puntos[p2].x1, puntos[p2].x2);</text:p>
      <text:p text:style-name="P13"><text:tab/>printf("\n-------------------------------------------------------------------------------\n");</text:p>
      <text:p text:style-name="P13"><text:tab/></text:p>
      <text:p text:style-name="P13"><text:tab/>return 0;</text:p>
      <text:p text:style-name="P13">}</text:p>
      <text:p text:style-name="P13"/>
      <text:p text:style-name="P13">/*************************************************************/</text:p>
      <text:p text:style-name="P13">/* <text:s text:c="18"/>Funciones auxiliares <text:s text:c="19"/>*/</text:p>
      <text:p text:style-name="P13">/*************************************************************/</text:p>
      <text:p text:style-name="P13"/>
      <text:p text:style-name="P13"/>
      <text:p text:style-name="P13">float distanciaEuclidea(punto x, punto y)</text:p>
      <text:p text:style-name="P13">{</text:p>
      <text:p text:style-name="P13"><text:tab/>/*La distancia euclídea en R2 es:</text:p>
      <text:p text:style-name="P13"><text:tab/>d((x1, x2),((y1,y2))=((x1-y1)^2+(x2-y2)^2)^1/2*/</text:p>
      <text:p text:style-name="P13"/>
      <text:p text:style-name="P13"><text:tab/>/*POR PROBLEMAS CON LIBRERIA math.h NO SE CALCULA CORRECTAMENTE.</text:p>
      <text:p text:style-name="P13"><text:tab/> <text:s/>EN REALIDAD EL RESULTADO CORRECTO SE CALCULA : </text:p>
      <text:p text:style-name="P13"><text:tab/>float res = sqrt(((x.x1 - y.x1)*(x.x1 - y.x1)) + ((x.x2 - y.x2)*(x.x2 - y.x2)));*/</text:p>
      <text:p text:style-name="P13"><text:tab/></text:p>
      <text:p text:style-name="P13"/>
      <text:p text:style-name="P13"><text:tab/>float res = ((x.x1 - y.x1)*(x.x1 - y.x1)) + ((x.x2 - y.x2)*(x.x2 - y.x2));</text:p>
      <text:p text:style-name="P13"><text:tab/>return res;</text:p>
      <text:p text:style-name="P13">}</text:p>
      <text:p text:style-name="P6"/>
      <text:p text:style-name="P6">10)</text:p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10. Comprueba si un vector de enteros </text:p>
      <text:p text:style-name="P13"><text:tab/><text:tab/><text:tab/><text:tab/> esta contenido en otro*/</text:p>
      <text:p text:style-name="P13"/>
      <text:p text:style-name="P13">#include &lt;stdio.h&gt;</text:p>
      <text:p text:style-name="P13">#define N 4</text:p>
      <text:p text:style-name="P13">#define M 5</text:p>
      <text:p text:style-name="P13"/>
      <text:p text:style-name="P13"/>
      <text:p text:style-name="P13">struct tipoMarca{</text:p>
      <text:p text:style-name="P13"><text:tab/>int data;</text:p>
      <text:p text:style-name="P13"><text:tab/>int marcado;</text:p>
      <text:p text:style-name="P13"><text:tab/>};</text:p>
      <text:p text:style-name="P13">typedef struct tipoMarca tMarca;</text:p>
      <text:p text:style-name="P13"/>
      <text:p text:style-name="P13"/>
      <text:p text:style-name="P13">int main(void)</text:p>
      <text:p text:style-name="P13">{</text:p>
      <text:p text:style-name="P13"><text:tab/>int v1[N];</text:p>
      <text:p text:style-name="P13"><text:tab/>tMarca v2[M];</text:p>
      <text:p text:style-name="P13"><text:tab/>int i, encontrado, j;</text:p>
      <text:p text:style-name="P13"><text:tab/></text:p>
      <text:p text:style-name="P13"><text:tab/>/*Pedimos los valores al usuario, e inicializamos arrays*/</text:p>
      <text:p text:style-name="P13"><text:tab/>for(i=0;i&lt;N;i++)</text:p>
      <text:p text:style-name="P13"><text:tab/>{</text:p>
      <text:p text:style-name="P13"><text:tab/><text:tab/>printf("Introduce el valor v1[%i] : ", i+1);</text:p>
      <text:p text:style-name="P13"><text:tab/><text:tab/>scanf("%i", &amp;v1[i]);</text:p>
      <text:p text:style-name="P13"><text:tab/>}</text:p>
      <text:p text:style-name="P13"><text:tab/>for(i=0;i&lt;M;i++)</text:p>
      <text:p text:style-name="P13"><text:tab/>{</text:p>
      <text:p text:style-name="P13"><text:tab/><text:tab/>printf("Introduce el valor v2[%i] : ", i+1);</text:p>
      <text:p text:style-name="P13"><text:tab/><text:tab/>scanf("%i", &amp;v2[i].data);</text:p>
      <text:p text:style-name="P13"><text:tab/><text:tab/>v2[i].marcado = -1;</text:p>
      <text:p text:style-name="P13"><text:tab/>}</text:p>
      <text:p text:style-name="P13"/>
      <text:p text:style-name="P13"><text:tab/>/*Recorremos el array origen comparando con el destino. Usamos marcas</text:p>
      <text:p text:style-name="P13"><text:tab/>para el array destino para no falsear en caso de elementos repetidos :</text:p>
      <text:p text:style-name="P13"><text:tab/>Ej.: [1,1,1] no esta contenido en [1,2,3,4]*/</text:p>
      <text:p text:style-name="P13"/>
      <text:p text:style-name="P13"><text:tab/>i=0;</text:p>
      <text:p text:style-name="P13"><text:tab/>encontrado = 1;</text:p>
      <text:p text:style-name="P13"><text:tab/>while ((i&lt;N)&amp;&amp;(encontrado&gt;0))</text:p>
      <text:p text:style-name="P13"><text:tab/>{</text:p>
      <text:p text:style-name="P13"><text:tab/><text:tab/>encontrado = -1;</text:p>
      <text:p text:style-name="P13"><text:tab/><text:tab/>j = 0;</text:p>
      <text:p text:style-name="P13"><text:tab/><text:tab/>while((j&lt;M)&amp;&amp;(encontrado&lt;0))</text:p>
      <text:p text:style-name="P13"><text:tab/><text:tab/>{<text:tab/><text:tab/><text:tab/><text:tab/></text:p>
      <text:p text:style-name="P13"><text:tab/><text:tab/><text:tab/>if ( (v1[i]==v2[j].data)&amp;&amp;(v2[j].marcado&lt;0) )</text:p>
      <text:p text:style-name="P13"><text:tab/><text:tab/><text:tab/>{</text:p>
      <text:p text:style-name="P13"><text:tab/><text:tab/><text:tab/><text:tab/>/*Marcamos y forzamos salida del bucle interno y </text:p>
      <text:p text:style-name="P13"><text:tab/><text:tab/><text:tab/><text:tab/> <text:s/>permanencia en bucle externo*/</text:p>
      <text:p text:style-name="P13"><text:tab/><text:tab/><text:tab/><text:tab/>v2[j].marcado = 1;</text:p>
      <text:p text:style-name="P13"><text:tab/><text:tab/><text:tab/><text:tab/>encontrado = 1;</text:p>
      <text:p text:style-name="P13"><text:tab/><text:tab/><text:tab/>}</text:p>
      <text:p text:style-name="P13"><text:tab/><text:tab/><text:tab/></text:p>
      <text:p text:style-name="P13"><text:tab/><text:tab/><text:tab/>j++;</text:p>
      <text:p text:style-name="P13"><text:tab/><text:tab/>}</text:p>
      <text:p text:style-name="P13"><text:tab/><text:tab/></text:p>
      <text:p text:style-name="P13"><text:tab/><text:tab/>i++;</text:p>
      <text:p text:style-name="P13"><text:tab/>}</text:p>
      <text:p text:style-name="P13"/>
      <text:p text:style-name="P13"><text:tab/>printf("\n----------------------------------------\n");</text:p>
      <text:p text:style-name="P13"><text:tab/></text:p>
      <text:p text:style-name="P13"><text:tab/>if (encontrado&gt;0)</text:p>
      <text:p text:style-name="P13"><text:tab/><text:tab/>printf("El vector v1 esta contenido en v2\n");</text:p>
      <text:p text:style-name="P13"><text:tab/>else</text:p>
      <text:p text:style-name="P13"><text:tab/><text:tab/>printf("El vector 1 no esta contenido en v2\n");</text:p>
      <text:p text:style-name="P13"/>
      <text:p text:style-name="P13"><text:tab/>printf("----------------------------------------\n");</text:p>
      <text:p text:style-name="P13">}</text:p>
      <text:p text:style-name="P6"/>
      <text:p text:style-name="P6">11)</text:p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11. Creacion de lista enlazada, y recorrido</text:p>
      <text:p text:style-name="P13"><text:tab/><text:tab/><text:tab/><text:tab/> para obtener la suma de sus numeros*/</text:p>
      <text:p text:style-name="P13"/>
      <text:p text:style-name="P13">#include &lt;stdio.h&gt;</text:p>
      <text:p text:style-name="P13">#include &lt;stdlib.h&gt;</text:p>
      <text:p text:style-name="P13"/>
      <text:p text:style-name="P13">/*Definiciones para tipo lista*/</text:p>
      <text:p text:style-name="P13">struct tipoNodo{</text:p>
      <text:p text:style-name="P13"><text:tab/>float info;</text:p>
      <text:p text:style-name="P13"><text:tab/>struct tipoNodo *sig;</text:p>
      <text:p text:style-name="P13"><text:tab/>};</text:p>
      <text:p text:style-name="P13">typedef struct tipoNodo tNodo;</text:p>
      <text:p text:style-name="P13"/>
      <text:p text:style-name="P13"/>
      <text:p text:style-name="P13">int main(void)</text:p>
      <text:p text:style-name="P13">{</text:p>
      <text:p text:style-name="P13"><text:tab/>tNodo *lista, *pAux, *indice;</text:p>
      <text:p text:style-name="P13"><text:tab/>int n_elementos, i;</text:p>
      <text:p text:style-name="P13"><text:tab/>float valorAux, total;</text:p>
      <text:p text:style-name="P13"><text:tab/></text:p>
      <text:p text:style-name="P13"><text:tab/>lista = NULL;</text:p>
      <text:p text:style-name="P13"><text:tab/>pAux = NULL;</text:p>
      <text:p text:style-name="P13"><text:tab/>indice = NULL;</text:p>
      <text:p text:style-name="P13"><text:tab/>total = 0.0;</text:p>
      <text:p text:style-name="P13"><text:tab/></text:p>
      <text:p text:style-name="P13"><text:tab/>do</text:p>
      <text:p text:style-name="P13"><text:tab/>{</text:p>
      <text:p text:style-name="P13"><text:tab/><text:tab/>printf("¿Cuantos elementos quieres insertar? : ");</text:p>
      <text:p text:style-name="P13"><text:tab/><text:tab/>scanf("%i", &amp;n_elementos);</text:p>
      <text:p text:style-name="P13"><text:tab/>}while(n_elementos&lt;1);</text:p>
      <text:p text:style-name="P13"><text:tab/></text:p>
      <text:p text:style-name="P13"/>
      <text:p text:style-name="P13"><text:tab/>for(i=0; i&lt;n_elementos; i++)</text:p>
      <text:p text:style-name="P13"><text:tab/>{</text:p>
      <text:p text:style-name="P13"><text:tab/><text:tab/>printf("Inserta un valor : ");</text:p>
      <text:p text:style-name="P13"><text:tab/><text:tab/>scanf("%f", &amp;valorAux);</text:p>
      <text:p text:style-name="P13"><text:tab/><text:tab/></text:p>
      <text:p text:style-name="P13"><text:tab/><text:tab/>/*Reservamos memoria, e introducimos informacion*/</text:p>
      <text:p text:style-name="P13"><text:tab/><text:tab/>pAux = (tNodo*)malloc(sizeof(tNodo));</text:p>
      <text:p text:style-name="P13"><text:tab/><text:tab/>pAux-&gt;info = valorAux;</text:p>
      <text:p text:style-name="P13"><text:tab/><text:tab/></text:p>
      <text:p text:style-name="P13"><text:tab/><text:tab/>/*Insercion, dependiendo de si es o no el primer elemento*/</text:p>
      <text:p text:style-name="P13"><text:tab/><text:tab/>if (lista==NULL)</text:p>
      <text:p text:style-name="P13"><text:tab/><text:tab/>{</text:p>
      <text:p text:style-name="P13"><text:tab/><text:tab/><text:tab/>pAux-&gt;sig = NULL;</text:p>
      <text:p text:style-name="P13"><text:tab/><text:tab/><text:tab/>lista = pAux;</text:p>
      <text:p text:style-name="P13"><text:tab/><text:tab/>}else{</text:p>
      <text:p text:style-name="P13"><text:tab/><text:tab/><text:tab/>pAux-&gt;sig = lista;</text:p>
      <text:p text:style-name="P13"><text:tab/><text:tab/><text:tab/>lista = pAux;</text:p>
      <text:p text:style-name="P13"><text:tab/><text:tab/>}</text:p>
      <text:p text:style-name="P13"><text:tab/>}</text:p>
      <text:p text:style-name="P13"><text:tab/></text:p>
      <text:p text:style-name="P13"><text:tab/>/*Recorremos la lista, y hacemos el sumatorio*/</text:p>
      <text:p text:style-name="P13"><text:tab/>indice = lista;</text:p>
      <text:p text:style-name="P13"><text:tab/>while(indice != NULL)</text:p>
      <text:p text:style-name="P13"><text:tab/>{</text:p>
      <text:p text:style-name="P13"><text:tab/><text:tab/>total = total + indice-&gt;info;</text:p>
      <text:p text:style-name="P13"><text:tab/><text:tab/>indice = indice-&gt;sig;</text:p>
      <text:p text:style-name="P13"><text:tab/>}</text:p>
      <text:p text:style-name="P13"><text:tab/></text:p>
      <text:p text:style-name="P13"><text:tab/>printf("\n----------------------------------------------------------\n");</text:p>
      <text:p text:style-name="P13"><text:tab/>printf("Suma total de los elementos de la lista : %.2f", total);</text:p>
      <text:p text:style-name="P13"><text:tab/>printf("\n----------------------------------------------------------\n");</text:p>
      <text:p text:style-name="P13"><text:tab/></text:p>
      <text:p text:style-name="P13"><text:tab/>/*Por ultimo, liberamos la memoria*/</text:p>
      <text:p text:style-name="P13"><text:tab/>while(lista != NULL)</text:p>
      <text:p text:style-name="P13"><text:tab/>{</text:p>
      <text:p text:style-name="P13"><text:tab/><text:tab/>indice = lista;</text:p>
      <text:p text:style-name="P13"><text:tab/><text:tab/>lista = lista-&gt;sig;</text:p>
      <text:p text:style-name="P13"><text:tab/><text:tab/>free(indice);</text:p>
      <text:p text:style-name="P13"><text:tab/>}</text:p>
      <text:p text:style-name="P13"><text:tab/><text:tab/></text:p>
      <text:p text:style-name="P13"><text:tab/>return 0;</text:p>
      <text:p text:style-name="P13">}</text:p>
      <text:p text:style-name="P6"/>
      <text:p text:style-name="P6">12)</text:p>
      <text:p text:style-name="P13">/*************************************************************</text:p>
      <text:p text:style-name="P13"><text:tab/>Asignatura : Programacion en C/C++</text:p>
      <text:p text:style-name="P13"><text:tab/>Practica : Hoja de problemas 2</text:p>
      <text:p text:style-name="P13"><text:tab/>Autor : David Rozas Domingo</text:p>
      <text:p text:style-name="P13">*************************************************************/</text:p>
      <text:p text:style-name="P13"/>
      <text:p text:style-name="P13">/* Descripcion : Ejercicio 12. Ordena un vector de enteros mediante</text:p>
      <text:p text:style-name="P13"><text:tab/><text:tab/><text:tab/><text:tab/> algoritmo de insercion directa*/</text:p>
      <text:p text:style-name="P13"/>
      <text:p text:style-name="P13">#include &lt;stdio.h&gt;</text:p>
      <text:p text:style-name="P13">#define N 5</text:p>
      <text:p text:style-name="P13"/>
      <text:p text:style-name="P13">int main(void)</text:p>
      <text:p text:style-name="P13">{</text:p>
      <text:p text:style-name="P13"><text:tab/>int v[N];</text:p>
      <text:p text:style-name="P13"><text:tab/>int i,j,aux;</text:p>
      <text:p text:style-name="P13"><text:tab/></text:p>
      <text:p text:style-name="P13"/>
      <text:p text:style-name="P13"><text:tab/>for(i=0; i&lt;N; i++)</text:p>
      <text:p text:style-name="P13"><text:tab/>{</text:p>
      <text:p text:style-name="P13"><text:tab/><text:tab/>printf("Inserta un elemento : ");</text:p>
      <text:p text:style-name="P13"><text:tab/><text:tab/>scanf("%i",&amp;v[i]);</text:p>
      <text:p text:style-name="P13"><text:tab/>}</text:p>
      <text:p text:style-name="P13"><text:tab/></text:p>
      <text:p text:style-name="P13"><text:tab/>printf("Vector sin ordenar : \n [ ");</text:p>
      <text:p text:style-name="P13"><text:tab/>for(i=0; i&lt;N; i++)</text:p>
      <text:p text:style-name="P13"><text:tab/><text:tab/>printf(" %i ", v[i]);</text:p>
      <text:p text:style-name="P13"><text:tab/><text:tab/></text:p>
      <text:p text:style-name="P13"><text:tab/>printf("]\n");</text:p>
      <text:p text:style-name="P13"><text:tab/></text:p>
      <text:p text:style-name="P13"><text:tab/></text:p>
      <text:p text:style-name="P13"><text:tab/>/*Cada elemento del vector se compara en cada iteracion con los que </text:p>
      <text:p text:style-name="P13"><text:tab/>le preceden, "hasta que encontramos su sitio"*/<text:tab/></text:p>
      <text:p text:style-name="P13"><text:tab/>for(i=1; i&lt;N; i++)</text:p>
      <text:p text:style-name="P13"><text:tab/>{</text:p>
      <text:p text:style-name="P13"><text:tab/><text:tab/>aux = v[i];</text:p>
      <text:p text:style-name="P13"><text:tab/><text:tab/>j = i - 1;</text:p>
      <text:p text:style-name="P13"><text:tab/><text:tab/>/*Desplazamos todos los elementos mayores que v[i]*/</text:p>
      <text:p text:style-name="P13"><text:tab/><text:tab/>while( (v[j]&gt;aux) &amp;&amp; (j&gt;=0))</text:p>
      <text:p text:style-name="P13"><text:tab/><text:tab/>{</text:p>
      <text:p text:style-name="P13"><text:tab/><text:tab/><text:tab/>printf("Comparando %i con %i\n", v[j],aux);</text:p>
      <text:p text:style-name="P13"><text:tab/><text:tab/><text:tab/>v[j+1] = v[j];</text:p>
      <text:p text:style-name="P13"><text:tab/><text:tab/><text:tab/>j--;</text:p>
      <text:p text:style-name="P13"><text:tab/><text:tab/>}</text:p>
      <text:p text:style-name="P13"><text:tab/><text:tab/></text:p>
      <text:p text:style-name="P13"><text:tab/><text:tab/>/*Copiamos v[i] a su pos final*/</text:p>
      <text:p text:style-name="P13"><text:tab/><text:tab/>v[j+1] = aux;</text:p>
      <text:p text:style-name="P13"><text:tab/>}</text:p>
      <text:p text:style-name="P13"><text:tab/><text:tab/> <text:s/></text:p>
      <text:p text:style-name="P13"><text:tab/></text:p>
      <text:p text:style-name="P13"><text:tab/>printf("Vector ordenado : \n [ ");</text:p>
      <text:p text:style-name="P13"><text:tab/>for(i=0; i&lt;N; i++)</text:p>
      <text:p text:style-name="P13"><text:tab/><text:tab/>printf(" %i ", v[i]);</text:p>
      <text:p text:style-name="P13"><text:tab/><text:tab/></text:p>
      <text:p text:style-name="P13"><text:tab/>printf("]\n");</text:p>
      <text:p text:style-name="P13"><text:tab/></text:p>
      <text:p text:style-name="P13"><text:tab/>return 0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Trebuchet MS" svg:font-family="'Trebuchet MS'" style:font-pitch="variable"/>
    <style:font-face style:name="ae_AlArabiya" svg:font-family="ae_AlArabiya" style:font-pitch="variable"/>
    <style:font-face style:name="ae_Electron" svg:font-family="ae_Electro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3-10T19:38:53</meta:creation-date>
    <dc:date>2006-03-29T16:09:10</dc:date>
    <dc:language>es-ES</dc:language>
    <meta:editing-cycles>38</meta:editing-cycles>
    <meta:editing-duration>PT1H12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768" meta:word-count="2687" meta:character-count="18421"/>
  </office:meta>
</office:document-meta>
</file>